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2.096cm" style:rel-column-width="8077*"/>
    </style:style>
    <style:style style:name="Tableau1.B" style:family="table-column">
      <style:table-column-properties style:column-width="0.706cm" style:rel-column-width="2719*"/>
    </style:style>
    <style:style style:name="Tableau1.C" style:family="table-column">
      <style:table-column-properties style:column-width="4.262cm" style:rel-column-width="16427*"/>
    </style:style>
    <style:style style:name="Tableau1.D" style:family="table-column">
      <style:table-column-properties style:column-width="0.545cm" style:rel-column-width="2101*"/>
    </style:style>
    <style:style style:name="Tableau1.E" style:family="table-column">
      <style:table-column-properties style:column-width="1.94cm" style:rel-column-width="7479*"/>
    </style:style>
    <style:style style:name="Tableau1.F" style:family="table-column">
      <style:table-column-properties style:column-width="4.967cm" style:rel-column-width="19147*"/>
    </style:style>
    <style:style style:name="Tableau1.G" style:family="table-column">
      <style:table-column-properties style:column-width="2.487cm" style:rel-column-width="958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1.85cm"/>
    </style:style>
    <style:style style:name="Tableau1.30" style:family="table-row">
      <style:table-row-properties style:min-row-height="0.677cm"/>
    </style:style>
    <style:style style:name="P1" style:family="paragraph" style:parent-style-name="Standard">
      <style:text-properties officeooo:paragraph-rsid="0013b54b"/>
    </style:style>
    <style:style style:name="P2" style:family="paragraph" style:parent-style-name="Text_20_body">
      <style:paragraph-properties fo:text-align="justify" style:justify-single-word="false"/>
      <style:text-properties style:font-name="Verdana1" fo:font-size="10pt" fo:language="fr" fo:country="FR" fo:font-weight="bold" officeooo:rsid="004e29ec" officeooo:paragraph-rsid="0013b54b" style:font-size-asian="10pt" style:font-size-complex="10pt"/>
    </style:style>
    <style:style style:name="P3" style:family="paragraph" style:parent-style-name="Text_20_body">
      <style:text-properties style:font-name="Verdana1" fo:font-size="10pt" fo:language="fr" fo:country="FR" officeooo:paragraph-rsid="0013b54b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Verdana1" fo:font-size="10pt" fo:language="fr" fo:country="FR" fo:font-weight="normal" officeooo:paragraph-rsid="0013b54b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1" fo:font-size="10pt" fo:language="fr" fo:country="FR" officeooo:rsid="001436d0" officeooo:paragraph-rsid="001436d0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fo:font-weight="normal" officeooo:rsid="001436d0" officeooo:paragraph-rsid="001436d0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f4984" officeooo:paragraph-rsid="001f498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f4c4a" officeooo:paragraph-rsid="001f4c4a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215627" officeooo:paragraph-rsid="00215627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d9b72" officeooo:paragraph-rsid="001f4984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d9b72" officeooo:paragraph-rsid="001d9b72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224d70" officeooo:paragraph-rsid="00224d7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231d49" officeooo:paragraph-rsid="00231d49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61a85" officeooo:paragraph-rsid="00161a85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7c1e4" officeooo:paragraph-rsid="0017c1e4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96159" officeooo:paragraph-rsid="00196159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9e9d5" officeooo:paragraph-rsid="0019e9d5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1" fo:font-size="10pt" fo:language="fr" fo:country="FR" fo:font-style="normal" fo:font-weight="bold" officeooo:rsid="001f4984" officeooo:paragraph-rsid="001f4984" style:font-size-asian="10pt" style:font-style-asian="normal" style:font-size-complex="10pt" style:font-style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1" fo:font-size="10pt" fo:language="fr" fo:country="FR" fo:font-style="normal" fo:font-weight="bold" officeooo:rsid="00207f55" officeooo:paragraph-rsid="00207f55" style:font-size-asian="10pt" style:font-style-asian="normal" style:font-size-complex="10pt" style:font-style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1" fo:font-size="10pt" fo:language="fr" fo:country="FR" fo:font-style="normal" fo:font-weight="bold" officeooo:rsid="004da5d2" officeooo:paragraph-rsid="0013b54b" style:font-size-asian="10pt" style:font-style-asian="normal" style:font-size-complex="10pt" style:font-style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1" fo:font-size="10pt" fo:language="fr" fo:country="FR" fo:font-style="normal" fo:font-weight="bold" officeooo:rsid="00245af0" officeooo:paragraph-rsid="00245af0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1" fo:font-size="10pt" fo:language="fr" fo:country="FR" fo:font-weight="bold" officeooo:paragraph-rsid="0013b54b" style:font-size-asian="10pt" style:font-size-complex="10pt"/>
    </style:style>
    <style:style style:name="P23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1" fo:font-size="10pt" fo:language="fr" fo:country="FR" officeooo:rsid="001436d0" officeooo:paragraph-rsid="001436d0" style:font-size-asian="10pt" style:font-size-complex="10pt"/>
    </style:style>
    <style:style style:name="P24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1" fo:font-size="10pt" fo:language="fr" fo:country="FR" officeooo:rsid="001436d0" officeooo:paragraph-rsid="001436d0" style:font-size-asian="10pt" style:font-size-complex="10pt"/>
    </style:style>
    <style:style style:name="P25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1" fo:font-size="10pt" fo:language="fr" fo:country="FR" fo:font-style="italic" fo:font-weight="bold" officeooo:rsid="001436d0" officeooo:paragraph-rsid="001436d0" style:font-size-asian="10pt" style:font-size-complex="10pt"/>
    </style:style>
    <style:style style:name="P26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1" fo:font-size="10pt" fo:language="fr" fo:country="FR" fo:font-style="italic" fo:font-weight="bold" officeooo:paragraph-rsid="0013b54b" style:font-size-asian="10pt" style:font-size-complex="10pt"/>
    </style:style>
    <style:style style:name="P27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Verdana1" fo:font-size="10pt" fo:language="fr" fo:country="FR" fo:font-style="italic" fo:font-weight="bold" officeooo:paragraph-rsid="0013b54b" style:font-size-asian="10pt" style:font-size-complex="10pt"/>
    </style:style>
    <style:style style:name="P28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1" fo:font-size="10pt" fo:language="fr" fo:country="FR" fo:font-style="italic" fo:font-weight="bold" officeooo:paragraph-rsid="0013b54b" style:font-size-asian="10pt" style:font-size-complex="10pt"/>
    </style:style>
    <style:style style:name="P29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1" fo:font-size="10pt" fo:language="fr" fo:country="FR" fo:font-weight="bold" officeooo:paragraph-rsid="0013b54b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Verdana1" fo:font-size="10pt" fo:language="fr" fo:country="FR" officeooo:paragraph-rsid="0013b54b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d9b72" officeooo:paragraph-rsid="001f4984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d9b72" officeooo:paragraph-rsid="001d9b72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f4c4a" officeooo:paragraph-rsid="001f4c4a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215627" officeooo:paragraph-rsid="00215627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224d70" officeooo:paragraph-rsid="00224d70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231d49" officeooo:paragraph-rsid="00231d49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61a85" officeooo:paragraph-rsid="00161a8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61a85" officeooo:paragraph-rsid="0017c1e4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7c1e4" officeooo:paragraph-rsid="0017c1e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ba2af" officeooo:paragraph-rsid="001ba2af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9e9d5" officeooo:paragraph-rsid="0019e9d5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1" fo:font-size="10pt" fo:language="fr" fo:country="FR" fo:font-style="normal" fo:font-weight="normal" officeooo:rsid="001f4984" officeooo:paragraph-rsid="001f4984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Verdana1" fo:font-size="10pt" fo:language="fr" fo:country="FR" officeooo:paragraph-rsid="0013b54b" style:font-size-asian="10pt" style:font-size-complex="10pt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fo:font-weight="bold" officeooo:rsid="004e29e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officeooo:rsid="00161a85"/>
    </style:style>
    <style:style style:name="T7" style:family="text">
      <style:text-properties officeooo:rsid="0017c1e4"/>
    </style:style>
    <style:style style:name="T8" style:family="text">
      <style:text-properties officeooo:rsid="001f49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28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22">Nature : </text:p>
          </table:table-cell>
          <table:covered-table-cell/>
          <table:table-cell table:style-name="Tableau1.A2" office:value-type="string">
            <text:p text:style-name="P23">Fonctionnel</text:p>
          </table:table-cell>
          <table:table-cell table:style-name="Tableau1.A2" table:number-columns-spanned="3" office:value-type="string">
            <text:p text:style-name="P22">Référence : </text:p>
          </table:table-cell>
          <table:covered-table-cell/>
          <table:covered-table-cell/>
          <table:table-cell table:style-name="Tableau1.G2" office:value-type="string">
            <text:p text:style-name="P23">F1</text:p>
          </table:table-cell>
        </table:table-row>
        <table:table-row>
          <table:table-cell table:style-name="Tableau1.A2" table:number-columns-spanned="2" office:value-type="string">
            <text:p text:style-name="P22">Module : </text:p>
          </table:table-cell>
          <table:covered-table-cell/>
          <table:table-cell table:style-name="Tableau1.G2" table:number-columns-spanned="5" office:value-type="string">
            <text:p text:style-name="P25">Module de gestion de list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22">Objectif :</text:p>
          </table:table-cell>
          <table:covered-table-cell/>
          <table:table-cell table:style-name="Tableau1.G2" table:number-columns-spanned="5" office:value-type="string">
            <text:p text:style-name="P24">Organiser un set musica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G2" table:number-columns-spanned="7" office:value-type="string">
            <text:p text:style-name="P43"><text:span text:style-name="T1">Condition du tes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30"><text:span text:style-name="T3">État</text:span><text:span text:style-name="T2"> initial du module</text:span> </text:p>
          </table:table-cell>
          <table:covered-table-cell/>
          <table:covered-table-cell/>
          <table:covered-table-cell/>
          <table:covered-table-cell/>
          <table:table-cell table:style-name="Tableau1.G2" table:number-columns-spanned="2" office:value-type="string">
            <text:p text:style-name="P30"><text:span text:style-name="T2">Environnement du test</text:span> 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2">Ordinateur</text:p>
            <text:p text:style-name="P3"><text:span text:style-name="T2">Programme</text:span> </text:p>
          </table:table-cell>
          <table:covered-table-cell/>
          <table:table-cell table:style-name="Tableau1.A2" table:number-columns-spanned="3" office:value-type="string">
            <text:p text:style-name="P6">Sous Linux</text:p>
            <text:p text:style-name="P6">Projet AssistantMusicienv2</text:p>
            <text:p text:style-name="P6"><text:span text:style-name="T5">À</text:span> son point d’entrée </text:p>
          </table:table-cell>
          <table:covered-table-cell/>
          <table:covered-table-cell/>
          <table:table-cell table:style-name="Tableau1.G2" table:number-columns-spanned="2" office:value-type="string">
            <text:p text:style-name="P5">Ordinateur avec QT.</text:p>
          </table:table-cell>
          <table:covered-table-cell/>
        </table:table-row>
        <table:table-row>
          <table:table-cell table:style-name="Tableau1.G2" table:number-columns-spanned="7" office:value-type="string">
            <text:p text:style-name="P29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G2" table:number-columns-spanned="7" office:value-type="string">
            <text:list xml:id="list1217542940" text:style-name="L1">
              <text:list-header>
                <text:p text:style-name="P4">- <text:span text:style-name="T6">Aucun set n’es mis en place</text:span></text:p>
                <text:p text:style-name="P4">- <text:span text:style-name="T6">La liste du set courant est vide</text:span></text:p>
                <text:p text:style-name="P4">- <text:span text:style-name="T6">Éventuellement il manque une musique que le musicien veux ajouter à son set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G2" table:number-columns-spanned="7" office:value-type="string">
            <text:p text:style-name="P27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G2" table:number-columns-spanned="7" office:value-type="string">
            <text:p text:style-name="P27">Lancement de l’application en mode exécution normal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6">Repère</text:p>
          </table:table-cell>
          <table:table-cell table:style-name="Tableau1.A2" table:number-columns-spanned="3" office:value-type="string">
            <text:p text:style-name="P26">Opérations</text:p>
          </table:table-cell>
          <table:covered-table-cell/>
          <table:covered-table-cell/>
          <table:table-cell table:style-name="Tableau1.G2" table:number-columns-spanned="3" office:value-type="string">
            <text:p text:style-name="P26">Résultats attendus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0">1</text:p>
          </table:table-cell>
          <table:table-cell table:style-name="Tableau1.A13" table:number-columns-spanned="3" office:value-type="string">
            <text:p text:style-name="P14">Appui sur le bouton « Nouveau set ».</text:p>
          </table:table-cell>
          <table:covered-table-cell/>
          <table:covered-table-cell/>
          <table:table-cell table:style-name="Tableau1.E13" table:number-columns-spanned="3" office:value-type="string">
            <text:p text:style-name="P37"><text:span text:style-name="T7">Déverrouille</text:span> <text:span text:style-name="T7">l’interface d’affichage de musique et l’interface de gestion du set.</text:span></text:p>
            <text:p text:style-name="P39">Vide le set courant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0">2</text:p>
          </table:table-cell>
          <table:table-cell table:style-name="Tableau1.A13" table:number-columns-spanned="3" office:value-type="string">
            <text:p text:style-name="P15">Appui sur le bouton « Ouvrir set » puis sélectionner un set pré-enregistré.</text:p>
          </table:table-cell>
          <table:covered-table-cell/>
          <table:covered-table-cell/>
          <table:table-cell table:style-name="Tableau1.E13" table:number-columns-spanned="3" office:value-type="string">
            <text:p text:style-name="P38"><text:span text:style-name="T7">Déverrouille</text:span> <text:span text:style-name="T7">l’interface d’affichage de musique et l’interface de gestion du set.</text:span></text:p>
            <text:p text:style-name="P39">Rempli la liste set avec le fichier choisi.</text:p>
            <text:p text:style-name="P39"/>
            <text:p text:style-name="P40">Actualise les champs de durée total et nombre de titres du set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0">3</text:p>
          </table:table-cell>
          <table:table-cell table:style-name="Tableau1.A13" table:number-columns-spanned="3" office:value-type="string">
            <text:p text:style-name="P15">Double cliquer sur une musique dans la liste des musiques</text:p>
            <text:p text:style-name="P15"/>
            <text:p text:style-name="P16"><text:span text:style-name="T4">OU</text:span> sélectionner une musique dans la liste des musiques puis cliquer sur le bouton <text:s/>« Envoyer Musique »</text:p>
          </table:table-cell>
          <table:covered-table-cell/>
          <table:covered-table-cell/>
          <table:table-cell table:style-name="Tableau1.E13" table:number-columns-spanned="3" office:value-type="string">
            <text:p text:style-name="P39">La musique s’ajoute au set courant et se retire de la liste des musiques.</text:p>
            <text:p text:style-name="P39"/>
            <text:p text:style-name="P40">Actualise les champs de durée total et nombre de titres du set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0">4</text:p>
          </table:table-cell>
          <table:table-cell table:style-name="Tableau1.A13" table:number-columns-spanned="3" office:value-type="string">
            <text:p text:style-name="P15">Double cliquer sur une musique dans la liste du set courant.</text:p>
            <text:p text:style-name="P15"/>
            <text:p text:style-name="P16"><text:span text:style-name="T4">OU</text:span> sélectionner une musique dans la liste du set courant puis cliquer sur le bouton « Retirer Musique »</text:p>
          </table:table-cell>
          <table:covered-table-cell/>
          <table:covered-table-cell/>
          <table:table-cell table:style-name="Tableau1.E13" table:number-columns-spanned="3" office:value-type="string">
            <text:p text:style-name="P39">La musique s’ajoute à la liste des musiques et se retire de la liste du set courant.</text:p>
            <text:p text:style-name="P39"/>
            <text:p text:style-name="P40">Actualise les champs de durée total et nombre de titres du set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0">5</text:p>
          </table:table-cell>
          <table:table-cell table:style-name="Tableau1.A13" table:number-columns-spanned="3" office:value-type="string">
            <text:p text:style-name="P17">Sélectionne une musique </text:p>
            <text:p text:style-name="P17">Appuie sur le bouton « Ré-hausser Musique »</text:p>
          </table:table-cell>
          <table:covered-table-cell/>
          <table:covered-table-cell/>
          <table:table-cell table:style-name="Tableau1.E13" table:number-columns-spanned="3" office:value-type="string">
            <text:p text:style-name="P41">Ré-hausse la musique dans la liste du set courant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0">6</text:p>
          </table:table-cell>
          <table:table-cell table:style-name="Tableau1.A13" table:number-columns-spanned="3" office:value-type="string">
            <text:p text:style-name="P17">Sélectionne une musique</text:p>
            <text:p text:style-name="P17">Appuie sur le bouton <text:soft-page-break/>« Abaisser Musique »</text:p>
          </table:table-cell>
          <table:covered-table-cell/>
          <table:covered-table-cell/>
          <table:table-cell table:style-name="Tableau1.E13" table:number-columns-spanned="3" office:value-type="string">
            <text:p text:style-name="P41">Abaisse la musique dans la liste du set courant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0">7</text:p>
          </table:table-cell>
          <table:table-cell table:style-name="Tableau1.A13" table:number-columns-spanned="3" office:value-type="string">
            <text:p text:style-name="P11">Appui sur le bouton d’ajout <text:s/>de fichiers.</text:p>
          </table:table-cell>
          <table:covered-table-cell/>
          <table:covered-table-cell/>
          <table:table-cell table:style-name="Tableau1.E13" table:number-columns-spanned="3" office:value-type="string">
            <text:p text:style-name="P32">Affiche l’interface d’ajout de fichiers.</text:p>
            <text:p text:style-name="P42"/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18">8</text:p>
          </table:table-cell>
          <table:table-cell table:style-name="Tableau1.A13" table:number-columns-spanned="3" office:value-type="string">
            <text:p text:style-name="P10">Appui sur le bouton de sélection du <text:span text:style-name="T8">chemin </text:span>fichier audio.</text:p>
            <text:p text:style-name="P7">Choisi le fichier.</text:p>
          </table:table-cell>
          <table:covered-table-cell/>
          <table:covered-table-cell/>
          <table:table-cell table:style-name="Tableau1.E13" table:number-columns-spanned="3" office:value-type="string">
            <text:p text:style-name="P31">Rempli le champ du chemin du fichier audio par celui sélectionné par le musicien.</text:p>
            <text:p text:style-name="P31">Rempli le champ du nom.</text:p>
            <text:p text:style-name="P42">Rend accessible et modifiable <text:s/>les champs « Nom », « Interprète », «Tempo » et « Tonalité »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1">9</text:p>
          </table:table-cell>
          <table:table-cell table:style-name="Tableau1.A13" table:number-columns-spanned="3" office:value-type="string">
            <text:p text:style-name="P9">Appui sur le bouton de lecture du fichier audio.</text:p>
          </table:table-cell>
          <table:covered-table-cell/>
          <table:covered-table-cell/>
          <table:table-cell table:style-name="Tableau1.E13" table:number-columns-spanned="3" office:value-type="string">
            <text:p text:style-name="P34">Joue le fichier audio en fonction du chemin entré dans le champ prévu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1">10</text:p>
          </table:table-cell>
          <table:table-cell table:style-name="Tableau1.A13" table:number-columns-spanned="3" office:value-type="string">
            <text:p text:style-name="P7">Appui sur le bouton de sélection du chemin fichier partition.</text:p>
            <text:p text:style-name="P8">Choisi le fichier.</text:p>
          </table:table-cell>
          <table:covered-table-cell/>
          <table:covered-table-cell/>
          <table:table-cell table:style-name="Tableau1.E13" table:number-columns-spanned="3" office:value-type="string">
            <text:p text:style-name="P33">Rempli le champ du chemin du fichier partition par celui sélectionné par le musicien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1">11</text:p>
          </table:table-cell>
          <table:table-cell table:style-name="Tableau1.A13" table:number-columns-spanned="3" office:value-type="string">
            <text:p text:style-name="P9">Appui sur le bouton d’affichage de la partition.</text:p>
          </table:table-cell>
          <table:covered-table-cell/>
          <table:covered-table-cell/>
          <table:table-cell table:style-name="Tableau1.E13" table:number-columns-spanned="3" office:value-type="string">
            <text:p text:style-name="P34">Change d’onglet et affiche la partition dans le lecteur de partition.</text:p>
          </table:table-cell>
          <table:covered-table-cell/>
          <table:covered-table-cell/>
        </table:table-row>
        <table:table-row table:style-name="Tableau1.24">
          <table:table-cell table:style-name="Tableau1.A13" office:value-type="string">
            <text:p text:style-name="P21">12</text:p>
          </table:table-cell>
          <table:table-cell table:style-name="Tableau1.A13" table:number-columns-spanned="3" office:value-type="string">
            <text:p text:style-name="P8">Appui sur le bouton de sélection du chemin du fichier enregistrement.</text:p>
            <text:p text:style-name="P8">Choisi le fichier.</text:p>
          </table:table-cell>
          <table:covered-table-cell/>
          <table:covered-table-cell/>
          <table:table-cell table:style-name="Tableau1.E13" table:number-columns-spanned="3" office:value-type="string">
            <text:p text:style-name="P33">Rempli le champ du chemin du fichier enregistrement par celui sélectionné par le musicien.</text:p>
          </table:table-cell>
          <table:covered-table-cell/>
          <table:covered-table-cell/>
        </table:table-row>
        <table:table-row table:style-name="Tableau1.24">
          <table:table-cell table:style-name="Tableau1.A13" office:value-type="string">
            <text:p text:style-name="P21">13</text:p>
          </table:table-cell>
          <table:table-cell table:style-name="Tableau1.A13" table:number-columns-spanned="3" office:value-type="string">
            <text:p text:style-name="P9">Appui sur le bouton de lecture du fichier enregistrement.</text:p>
          </table:table-cell>
          <table:covered-table-cell/>
          <table:covered-table-cell/>
          <table:table-cell table:style-name="Tableau1.E13" table:number-columns-spanned="3" office:value-type="string">
            <text:p text:style-name="P34">Joue le fichier enregistrement en fonction du chemin entré dans le champ prévu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1">14</text:p>
          </table:table-cell>
          <table:table-cell table:style-name="Tableau1.A13" table:number-columns-spanned="3" office:value-type="string">
            <text:p text:style-name="P8">Appui sur le bouton de sélection du chemin du fichier rythme.</text:p>
            <text:p text:style-name="P8">Choisi le fichier.</text:p>
          </table:table-cell>
          <table:covered-table-cell/>
          <table:covered-table-cell/>
          <table:table-cell table:style-name="Tableau1.E13" table:number-columns-spanned="3" office:value-type="string">
            <text:p text:style-name="P33">Rempli le champ du chemin du fichier rythme par celui sectionnée par le musicien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1">15</text:p>
          </table:table-cell>
          <table:table-cell table:style-name="Tableau1.A13" table:number-columns-spanned="3" office:value-type="string">
            <text:p text:style-name="P12">Appui sur le bouton de lecture du métronome.</text:p>
          </table:table-cell>
          <table:covered-table-cell/>
          <table:covered-table-cell/>
          <table:table-cell table:style-name="Tableau1.E13" table:number-columns-spanned="3" office:value-type="string">
            <text:p text:style-name="P35">Lance le métronome en fonction du chemin du fichier rythme entré dans le champ prévu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1">16</text:p>
          </table:table-cell>
          <table:table-cell table:style-name="Tableau1.A13" table:number-columns-spanned="3" office:value-type="string">
            <text:p text:style-name="P13">Appui sur le bouton « Annuler »</text:p>
          </table:table-cell>
          <table:covered-table-cell/>
          <table:covered-table-cell/>
          <table:table-cell table:style-name="Tableau1.E13" table:number-columns-spanned="3" office:value-type="string">
            <text:p text:style-name="P36">Reviens à l’onglet de gestion des sets musicaux.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21">17</text:p>
          </table:table-cell>
          <table:table-cell table:style-name="Tableau1.A13" table:number-columns-spanned="3" office:value-type="string">
            <text:p text:style-name="P13">Appui sur le bouton « Ajouter »</text:p>
          </table:table-cell>
          <table:covered-table-cell/>
          <table:covered-table-cell/>
          <table:table-cell table:style-name="Tableau1.E13" table:number-columns-spanned="3" office:value-type="string">
            <text:p text:style-name="P36">Reviens à l’onglet de gestion des sets musicaux et ajoute la musique ajouté à la liste des musiques de l’application.</text:p>
          </table:table-cell>
          <table:covered-table-cell/>
          <table:covered-table-cell/>
        </table:table-row>
        <table:table-row table:style-name="Tableau1.30">
          <table:table-cell table:style-name="Tableau1.A13" office:value-type="string">
            <text:p text:style-name="P21">18</text:p>
          </table:table-cell>
          <table:table-cell table:style-name="Tableau1.A13" table:number-columns-spanned="3" office:value-type="string">
            <text:p text:style-name="P13">Entre un nom de set.</text:p>
            <text:p text:style-name="P13">Appui sur le bouton « Sauvegarder le set »</text:p>
          </table:table-cell>
          <table:covered-table-cell/>
          <table:covered-table-cell/>
          <table:table-cell table:style-name="Tableau1.E13" table:number-columns-spanned="3" office:value-type="string">
            <text:p text:style-name="P36">Enregistre le set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8-11-05T14:11:06.145598634</meta:creation-date>
    <dc:date>2019-03-22T08:40:37.110701269</dc:date>
    <meta:editing-duration>PT48M1S</meta:editing-duration>
    <meta:editing-cycles>9</meta:editing-cycles>
    <meta:generator>LibreOffice/6.1.5.2$Linux_X86_64 LibreOffice_project/10$Build-2</meta:generator>
    <meta:document-statistic meta:table-count="1" meta:image-count="0" meta:object-count="0" meta:page-count="2" meta:paragraph-count="97" meta:word-count="621" meta:character-count="3464" meta:non-whitespace-character-count="2930"/>
  </office:meta>
</office:document-meta>
</file>